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D000000102A388DD917A6A1BF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753cm" fo:margin-left="0.199cm" fo:margin-top="0cm" fo:margin-bottom="0cm" table:align="left" style:writing-mode="lr-tb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748cm"/>
    </style:style>
    <style:style style:name="Tabla1.C" style:family="table-column">
      <style:table-column-properties style:column-width="4.105cm"/>
    </style:style>
    <style:style style:name="Tabla1.D" style:family="table-column">
      <style:table-column-properties style:column-width="1.861cm"/>
    </style:style>
    <style:style style:name="Tabla1.E" style:family="table-column">
      <style:table-column-properties style:column-width="2.367cm"/>
    </style:style>
    <style:style style:name="Tabla1.F" style:family="table-column">
      <style:table-column-properties style:column-width="4.172cm"/>
    </style:style>
    <style:style style:name="Tabla1.1" style:family="table-row">
      <style:table-row-properties style:min-row-height="1.226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854cm" fo:keep-together="auto"/>
    </style:style>
    <style:style style:name="Tabla1.4" style:family="table-row">
      <style:table-row-properties style:min-row-height="0.609cm" fo:keep-together="auto"/>
    </style:style>
    <style:style style:name="Tabla1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1.7" style:family="table-row">
      <style:table-row-properties style:min-row-height="0.838cm" fo:keep-together="auto"/>
    </style:style>
    <style:style style:name="Tabla1.8" style:family="table-row">
      <style:table-row-properties style:min-row-height="12.054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Calibri" fo:font-size="10pt" fo:language="es" fo:country="ES" style:letter-kerning="false" style:font-size-asian="10pt" style:language-asian="en" style:country-asian="US" style:font-name-complex="Calibri1" style:font-size-complex="10pt" style:language-complex="ar" style:country-complex="SA"/>
    </style:style>
    <style:style style:name="P3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style:font-name="Calibri" fo:font-size="10pt" fo:language="es" fo:country="ES" fo:font-weight="bold" style:letter-kerning="false" style:font-size-asian="10pt" style:font-weight-asian="bold" style:font-name-complex="Calibri1" style:font-size-complex="10pt" style:language-complex="ar" style:country-complex="SA"/>
    </style:style>
    <style:style style:name="P4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5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6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/>
    </style:style>
    <style:style style:name="P7" style:family="paragraph" style:parent-style-name="Text_20_body">
      <style:text-properties style:font-name="Calibri" fo:font-size="12pt" style:font-size-asian="12pt" style:font-name-complex="Calibri1" style:font-size-complex="12pt"/>
    </style:style>
    <style:style style:name="P8" style:family="paragraph" style:parent-style-name="Default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9" style:family="paragraph" style:parent-style-name="Default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10" style:family="paragraph" style:parent-style-name="Normal_20__28_Web_29_">
      <style:paragraph-properties fo:margin-top="0cm" fo:margin-bottom="0cm" style:contextual-spacing="false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1" style:family="paragraph" style:parent-style-name="Normal_20__28_Web_29_">
      <style:paragraph-properties fo:margin-top="0cm" fo:margin-bottom="0cm" style:contextual-spacing="false" fo:line-height="115%" fo:text-align="start" style:justify-single-word="false" fo:orphans="2" fo:widows="2"/>
      <style:text-properties fo:language="es" fo:country="ES" style:letter-kerning="false" style:language-complex="ar" style:country-complex="SA"/>
    </style:style>
    <style:style style:name="P12" style:family="paragraph" style:parent-style-name="Normal_20__28_Web_29_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3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fo:language="es" fo:country="ES" style:letter-kerning="false" style:language-complex="ar" style:country-complex="SA"/>
    </style:style>
    <style:style style:name="P14" style:family="paragraph" style:parent-style-name="Normal_20__28_Web_29_">
      <style:paragraph-properties fo:margin-left="0.635cm" fo:margin-right="0cm" fo:margin-top="0cm" fo:margin-bottom="0cm" style:contextual-spacing="false" fo:text-align="justify" style:justify-single-word="false" fo:orphans="2" fo:widows="2" fo:text-indent="0cm" style:auto-text-indent="false"/>
      <style:text-properties fo:language="es" fo:country="ES" style:letter-kerning="false" style:language-complex="ar" style:country-complex="SA"/>
    </style:style>
    <style:style style:name="P15" style:family="paragraph" style:parent-style-name="Normal_20__28_Web_29_" style:list-style-name="WWNum40">
      <style:paragraph-properties fo:margin-top="0cm" fo:margin-bottom="0cm" style:contextual-spacing="false" fo:line-height="115%" fo:text-align="justify" style:justify-single-word="false" fo:orphans="2" fo:widows="2"/>
      <style:text-properties style:font-name="Calibri" fo:font-size="10pt" fo:language="es" fo:country="ES" style:letter-kerning="false" style:font-size-asian="10pt" style:font-name-complex="Calibri1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7" style:family="paragraph" style:parent-style-name="Standard">
      <style:paragraph-properties fo:margin-left="0.145cm" fo:margin-right="0cm" fo:margin-top="0.106cm" fo:margin-bottom="0.106cm" style:contextual-spacing="false" fo:line-height="100%" fo:text-align="start" style:justify-single-word="false" fo:orphans="2" fo:widows="2" fo:text-indent="0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left="0cm" fo:margin-right="0cm" fo:margin-top="0.106cm" fo:margin-bottom="0.106cm" style:contextual-spacing="false" fo:line-height="100%" fo:text-align="center" style:justify-single-word="false" fo:orphans="2" fo:widows="2" fo:text-indent="-0.071cm" style:auto-text-indent="false"/>
      <style:text-properties fo:language="es" fo:country="ES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orphans="2" fo:widows="2" fo:text-indent="-0.071cm" style:auto-text-indent="false"/>
      <style:text-properties style:font-name="Calibri" fo:font-size="10pt" fo:language="es" fo:country="ES" fo:font-weight="bold" officeooo:rsid="0009deca" officeooo:paragraph-rsid="0009deca" style:letter-kerning="false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fo:background-color="#1f1f1f"/>
    </style:style>
    <style:style style:name="P2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24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25" style:family="paragraph" style:parent-style-name="Standard">
      <style:paragraph-properties fo:margin-top="0cm" fo:margin-bottom="0cm" style:contextual-spacing="false" style:line-height-at-least="0.503cm"/>
      <style:text-properties fo:color="#6a9955" loext:opacity="100%" style:font-name="Consolas" fo:font-size="10.5pt" fo:font-weight="normal" fo:background-color="#1f1f1f"/>
    </style:style>
    <style:style style:name="P26" style:family="paragraph" style:parent-style-name="Standard">
      <style:paragraph-properties fo:margin-top="0cm" fo:margin-bottom="0cm" style:contextual-spacing="false" style:line-height-at-least="0.503cm"/>
    </style:style>
    <style:style style:name="T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2" style:family="text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T3" style:family="text">
      <style:text-properties style:font-name="Calibri" fo:font-size="10pt" style:font-size-asian="10pt" style:font-name-complex="Calibri1" style:font-size-complex="10pt"/>
    </style:style>
    <style:style style:name="T4" style:family="text">
      <style:text-properties style:font-name="Calibri" fo:font-size="10pt" style:font-size-asian="10pt" style:font-name-complex="Calibri1" style:font-size-complex="10pt" style:font-weight-complex="bold"/>
    </style:style>
    <style:style style:name="T5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6" style:family="text">
      <style:text-properties style:font-name="Calibri" fo:font-size="11pt" style:font-size-asian="11pt" style:font-name-complex="Calibri1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8" style:family="text">
      <style:text-properties fo:font-size="10pt" fo:font-weight="bold" style:font-size-asian="10pt" style:font-weight-asian="bold" style:font-name-complex="Calibri1" style:font-size-complex="9pt"/>
    </style:style>
    <style:style style:name="T9" style:family="text">
      <style:text-properties style:use-window-font-color="true" loext:opacity="0%" style:font-name="Calibri" fo:font-size="10pt" style:font-size-asian="10pt" style:font-name-complex="Calibri1" style:font-size-complex="10pt"/>
    </style:style>
    <style:style style:name="T10" style:family="text">
      <style:text-properties fo:color="#6a9955" loext:opacity="100%" style:font-name="Consolas" fo:font-size="10.5pt" fo:font-weight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3" office:value-type="string">
            <text:p text:style-name="P16"><text:span text:style-name="T1">NOMBRE Y APELLIDOS:</text:span><text:span text:style-name="T1"/></text:p>
            <text:p text:style-name="P20">manuel juan naranjo gutierrez <text:span text:style-name="T1"/></text:p>
          </table:table-cell>
          <table:covered-table-cell/>
          <table:covered-table-cell/>
          <table:table-cell table:style-name="Tabla1.D1" table:number-columns-spanned="3" office:value-type="string">
            <text:p text:style-name="P17"><text:span text:style-name="T1">FECHA: 17/07/2023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6"><text:span text:style-name="T1">DOCENTE: MANUEL MACÍAS PÉREZ</text:span><text:span text:style-name="T1"/></text:p>
            <text:p text:style-name="P4"/>
          </table:table-cell>
          <table:covered-table-cell/>
          <table:covered-table-cell/>
          <table:table-cell table:style-name="Tabla1.D1" table:number-columns-spanned="3" office:value-type="string">
            <text:p text:style-name="P17"><text:span text:style-name="T1">NOTA:</text:span><text:span text:style-name="T1"/></text:p>
          </table:table-cell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16"><text:span text:style-name="T2">(IFCD0110) CONFECCIÓN Y PUBLICACIÓN DE PÁGINAS WEB</text:span><text:span text:style-name="T1"/></text:p>
          </table:table-cell>
          <table:covered-table-cell/>
          <table:covered-table-cell/>
          <table:table-cell table:style-name="Tabla1.D1" table:number-columns-spanned="3" office:value-type="string">
            <text:p text:style-name="P17"><text:span text:style-name="T1">Nº CURSO: </text:span><text:span text:style-name="T8">22-35/008902</text:span><text:span text:style-name="T1"/></text:p>
          </table:table-cell>
          <table:covered-table-cell/>
          <table:covered-table-cell/>
        </table:table-row>
        <table:table-row table:style-name="Tabla1.4">
          <table:table-cell table:style-name="Tabla1.D1" office:value-type="string">
            <text:p text:style-name="P18"><text:span text:style-name="T3">MF: </text:span><text:span text:style-name="T3"/></text:p>
          </table:table-cell>
          <table:table-cell table:style-name="Tabla1.D1" office:value-type="string">
            <text:p text:style-name="P19"><text:span text:style-name="T3">0491</text:span><text:span text:style-name="T3"/></text:p>
          </table:table-cell>
          <table:table-cell table:style-name="Tabla1.C4" table:number-rows-spanned="3" office:value-type="string">
            <text:p text:style-name="P8"><text:span text:style-name="T9">UNIDADES DE APRENDIZAJE A LAS QUE RESPONDE: </text:span><text:span text:style-name="T9"/></text:p>
          </table:table-cell>
          <table:table-cell table:style-name="Tabla1.C4" table:number-rows-spanned="3" office:value-type="string">
            <text:p text:style-name="P19"><text:span text:style-name="T3">UA1</text:span><text:span text:style-name="T3"/></text:p>
          </table:table-cell>
          <table:table-cell table:style-name="Tabla1.D1" table:number-rows-spanned="3" office:value-type="string">
            <text:p text:style-name="P8"><text:span text:style-name="T9">Duración:</text:span><text:span text:style-name="T9"/></text:p>
          </table:table-cell>
          <table:table-cell table:style-name="Tabla1.D1" table:number-rows-spanned="3" office:value-type="string">
            <text:p text:style-name="P9"><text:span text:style-name="T9">2 hrs.</text:span><text:span text:style-name="T9"/></text:p>
          </table:table-cell>
        </table:table-row>
        <table:table-row table:style-name="Tabla1.4">
          <table:table-cell table:style-name="Tabla1.D1" office:value-type="string">
            <text:p text:style-name="P18"><text:span text:style-name="T3">UF:</text:span><text:span text:style-name="T3"/></text:p>
          </table:table-cell>
          <table:table-cell table:style-name="Tabla1.D1" office:value-type="string">
            <text:p text:style-name="P19"><text:span text:style-name="T3">1842</text:span><text:span text:style-name="T3"/></text:p>
          </table:table-cell>
          <table:covered-table-cell table:style-name="Tabla1.D1"/>
          <table:covered-table-cell table:style-name="Tabla1.D1"/>
          <table:covered-table-cell table:style-name="Tabla1.D1"/>
          <table:covered-table-cell table:style-name="Tabla1.D1"/>
        </table:table-row>
        <table:table-row table:style-name="Tabla1.4">
          <table:table-cell table:style-name="Tabla1.D1" office:value-type="string">
            <text:p text:style-name="P18"><text:span text:style-name="T3">PRÁCTICA Nº:</text:span><text:span text:style-name="T3"/></text:p>
          </table:table-cell>
          <table:table-cell table:style-name="Tabla1.D1" office:value-type="string">
            <text:p text:style-name="P19"><text:span text:style-name="T3">Actividad 2</text:span><text:span text:style-name="T3"/></text:p>
          </table:table-cell>
          <table:covered-table-cell table:style-name="Tabla1.C4"/>
          <table:covered-table-cell table:style-name="Tabla1.C4"/>
          <table:covered-table-cell table:style-name="Tabla1.D1"/>
          <table:covered-table-cell table:style-name="Tabla1.D1"/>
        </table:table-row>
        <table:table-row table:style-name="Tabla1.7">
          <table:table-cell table:style-name="Tabla1.A1" table:number-columns-spanned="6" office:value-type="string">
            <text:p text:style-name="P10"><text:span text:style-name="T6">DENOMINACIÓN:</text:span><text:span text:style-name="T7"> EJERCICIOS EN PSEUDOCÓDIGO</text:span><text:span text:style-name="T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1" table:number-columns-spanned="6" office:value-type="string">
            <text:p text:style-name="P11"><text:span text:style-name="T5">DESCRIPCIÓN</text:span><text:span text:style-name="T1"/></text:p>
            <text:p text:style-name="P11"><text:span text:style-name="T4">1.- Se propone la realización de un Script que lea dos números, calculando y escribiendo el valor de su suma, resta, producto y división. Basado en el siguiente pseudocódigo.</text:span><text:span text:style-name="T4"/></text:p>
            <text:p text:style-name="P3"/>
            <text:p text:style-name="P14"><text:span text:style-name="T4">InicioProceso</text:span><text:span text:style-name="T4"/></text:p>
            <text:p text:style-name="P14"><text:span text:style-name="T4"><text:s text:c="4"/>Escribir "Introduce el primer número"</text:span><text:span text:style-name="T4"/></text:p>
            <text:p text:style-name="P14"><text:span text:style-name="T4"><text:s text:c="4"/>Leer numero1</text:span><text:span text:style-name="T4"/></text:p>
            <text:p text:style-name="P14"><text:span text:style-name="T4"><text:s text:c="4"/>Escribir "Introduce el segundo número"</text:span><text:span text:style-name="T4"/></text:p>
            <text:p text:style-name="P14"><text:span text:style-name="T4"><text:s text:c="4"/>Leer numero2</text:span><text:span text:style-name="T4"/></text:p>
            <text:p text:style-name="P14"><text:span text:style-name="T4"><text:s text:c="4"/>//inicializamos la variable resultado a 0 (recomendable)</text:span><text:span text:style-name="T4"/></text:p>
            <text:p text:style-name="P14"><text:span text:style-name="T4"><text:s text:c="4"/>resultado&lt;-0</text:span><text:span text:style-name="T4"/></text:p>
            <text:p text:style-name="P14"><text:span text:style-name="T4"><text:s text:c="4"/>//sumamos los números y escribimos su resultado</text:span><text:span text:style-name="T4"/></text:p>
            <text:p text:style-name="P14"><text:span text:style-name="T4"><text:s text:c="4"/>resultado&lt;-numero1+numero2</text:span><text:span text:style-name="T4"/></text:p>
            <text:p text:style-name="P14"><text:span text:style-name="T4"><text:s text:c="4"/>Escribir resultado</text:span><text:span text:style-name="T4"/></text:p>
            <text:p text:style-name="P14"><text:span text:style-name="T4"><text:s text:c="4"/>//restamos los números y escribimos su resultado</text:span><text:span text:style-name="T4"/></text:p>
            <text:p text:style-name="P14"><text:span text:style-name="T4"><text:s text:c="4"/>resultado&lt;-numero1-numero2</text:span><text:span text:style-name="T4"/></text:p>
            <text:p text:style-name="P14"><text:span text:style-name="T4"><text:s text:c="4"/>Escribir resultado</text:span><text:span text:style-name="T4"/></text:p>
            <text:p text:style-name="P14"><text:span text:style-name="T4"><text:s text:c="4"/>//multiplicamos los números y escribimos su resultado</text:span><text:span text:style-name="T4"/></text:p>
            <text:p text:style-name="P14"><text:span text:style-name="T4"><text:s text:c="4"/>resultado&lt;-numero1*numero2</text:span><text:span text:style-name="T4"/></text:p>
            <text:p text:style-name="P14"><text:span text:style-name="T4"><text:s text:c="4"/>Escribir resultado</text:span><text:span text:style-name="T4"/></text:p>
            <text:p text:style-name="P14"><text:span text:style-name="T4"><text:s text:c="4"/>//dividimos los números y escribimos su resultado</text:span><text:span text:style-name="T4"/></text:p>
            <text:p text:style-name="P14"><text:span text:style-name="T4"><text:s text:c="4"/>resultado&lt;-numero1/numero2</text:span><text:span text:style-name="T4"/></text:p>
            <text:p text:style-name="P14"><text:span text:style-name="T4"><text:s text:c="4"/>Escribir resultado</text:span><text:span text:style-name="T4"/></text:p>
            <text:p text:style-name="P14"><text:span text:style-name="T4">FinProceso</text:span><text:span text:style-name="T4"/></text:p>
            <text:list xml:id="list1806662276" text:style-name="WWNum40">
              <text:list-item>
                <text:p text:style-name="P15"/>
              </text:list-item>
            </text:list>
            <text:p text:style-name="P12"><text:span text:style-name="T4">La práctica se realizará de manera individual. </text:span><text:span text:style-name="T4"/></text:p>
            <text:p text:style-name="P5"/>
            <text:p text:style-name="P12"><text:span text:style-name="T5">MEDIOS PARA SU REALIZACIÓN</text:span><text:span text:style-name="T1"/></text:p>
            <text:list xml:id="list194848398853537" text:continue-numbering="true" text:style-name="WWNum40">
              <text:list-item>
                <text:p text:style-name="P13"><text:span text:style-name="T3">Equipo informático.</text:span><text:span text:style-name="T3"/></text:p>
              </text:list-item>
              <text:list-item>
                <text:p text:style-name="P13"><text:span text:style-name="T3">Aplicación Visual Code Studio instalada en el equipo.</text:span><text:span text:style-name="T3"/></text:p>
              </text:list-item>
              <text:list-item>
                <text:p text:style-name="P13"><text:span text:style-name="T3">Navegadores actualizados</text:span><text:span text:style-name="T3"/></text:p>
              </text:list-item>
            </text:list>
            <text:p text:style-name="P6"/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Standard"/>
      <text:p text:style-name="P21"/>
      <text:p text:style-name="P22">                                    <text:span text:style-name="T10">// ACTIVIDAD 2</text:span></text:p>
      <text:p text:style-name="P26"/>
      <text:p text:style-name="P25">// parseint   asegura de que sea solo numeros enteros</text:p>
      <text:p text:style-name="P25">// prompt     es como una alerta para que el ususario actue</text:p>
      <text:p text:style-name="P22">                              </text:p>
      <text:p text:style-name="P26"/>
      <text:p text:style-name="P25">// var numero1= parseInt(prompt("Introduce el valor del numero1" , "0"));</text:p>
      <text:p text:style-name="P25">// console.log("valor del numero1 " +  numero1);</text:p>
      <text:p text:style-name="P26"/>
      <text:p text:style-name="P25">// var numero2= parseInt( prompt("introduce el valor de numero2" , "0"));</text:p>
      <text:p text:style-name="P25">// console.log("valor del numero2 "+  numero2);</text:p>
      <text:p text:style-name="P23"><text:line-break/></text:p>
      <text:p text:style-name="P25">// resultado=numero1+numero2;</text:p>
      <text:p text:style-name="P25">// console.log(resultado)</text:p>
      <text:p text:style-name="P26"/>
      <text:p text:style-name="P25">// resultado=numero1-numero2</text:p>
      <text:p text:style-name="P25">// console.log(resultado)</text:p>
      <text:p text:style-name="P26"/>
      <text:p text:style-name="P25">// resultado=numero1*numero2</text:p>
      <text:p text:style-name="P25">// console.log(resultado)</text:p>
      <text:p text:style-name="P26"/>
      <text:p text:style-name="P25">// resultado=numero1/numero2</text:p>
      <text:p text:style-name="P25">// console.log(resultado)</text:p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, 'Courier New', monospac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Pa120" style:family="paragraph" style:parent-style-name="Default" style:next-style-name="Default">
      <style:paragraph-properties style:line-height-at-least="0.355cm"/>
      <style:text-properties style:use-window-font-color="true" loext:opacity="0%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0.5pt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9pt" style:font-size-asian="9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font-size="7pt" style:font-size-asian="7pt" style:font-size-complex="7pt"/>
    </style:style>
    <style:style style:name="ListLabel_20_192" style:display-name="ListLabel 192" style:family="text">
      <style:text-properties fo:font-size="9pt" style:font-size-asian="9pt"/>
    </style:style>
    <style:style style:name="ListLabel_20_193" style:display-name="ListLabel 193" style:family="text">
      <style:text-properties fo:font-size="9pt" style:font-size-asian="9pt"/>
    </style:style>
    <style:style style:name="ListLabel_20_194" style:display-name="ListLabel 194" style:family="text">
      <style:text-properties fo:font-size="9pt" style:font-size-asian="9pt"/>
    </style:style>
    <style:style style:name="ListLabel_20_195" style:display-name="ListLabel 195" style:family="text">
      <style:text-properties fo:font-size="9pt" style:font-size-asian="9pt"/>
    </style:style>
    <style:style style:name="ListLabel_20_196" style:display-name="ListLabel 196" style:family="text">
      <style:text-properties fo:font-size="9pt" style:font-size-asian="9pt"/>
    </style:style>
    <style:style style:name="ListLabel_20_197" style:display-name="ListLabel 197" style:family="text">
      <style:text-properties fo:font-size="9pt" style:font-size-asian="9pt"/>
    </style:style>
    <style:style style:name="ListLabel_20_198" style:display-name="ListLabel 198" style:family="text">
      <style:text-properties fo:font-size="9pt" style:font-size-asian="9pt"/>
    </style:style>
    <style:style style:name="ListLabel_20_199" style:display-name="ListLabel 199" style:family="text">
      <style:text-properties style:font-name-asian="Times New Roman1" style:font-family-asian="'Times New Roman'" style:font-family-generic-asian="system" style:font-pitch-asian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/>
    </style:style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9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614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958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4.667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6.01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6.72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7.43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8.7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9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6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3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74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4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14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84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74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text:style-name="ListLabel_20_17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7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 text:start-value="1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9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67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37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07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77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47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17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87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style:font-name="Courier New1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style:font-name="Courier New1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style:font-name="Courier New1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27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97cm"/>
        </style:list-level-properties>
        <style:text-properties style:font-name="Calibri2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67cm"/>
        </style:list-level-properties>
        <style:text-properties style:font-name="Courier New1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37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07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77cm"/>
        </style:list-level-properties>
        <style:text-properties style:font-name="Courier New1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47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17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87cm"/>
        </style:list-level-properties>
        <style:text-properties style:font-name="Courier New1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5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2.501cm" fo:margin-left="1.355cm" fo:margin-right="0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-0.011cm" svg:y="-0.182cm" svg:width="17.002cm" svg:height="1.949cm" draw:z-index="1"><draw:image xlink:href="Pictures/10000000000008D000000102A388DD917A6A1BF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</meta:initial-creator>
    <meta:editing-cycles>4</meta:editing-cycles>
    <meta:creation-date>2023-07-17T11:30:00</meta:creation-date>
    <dc:date>2023-07-17T19:48:46.014000000</dc:date>
    <meta:editing-duration>PT1H29M11S</meta:editing-duration>
    <meta:generator>LibreOffice/7.4.7.2$Windows_X86_64 LibreOffice_project/723314e595e8007d3cf785c16538505a1c878ca5</meta:generator>
    <meta:document-statistic meta:table-count="1" meta:image-count="1" meta:object-count="0" meta:page-count="2" meta:paragraph-count="63" meta:word-count="241" meta:character-count="1951" meta:non-whitespace-character-count="1623"/>
    <meta:user-defined meta:name="AppVersion">16.0000</meta:user-defined>
    <meta:template xlink:type="simple" xlink:actuate="onRequest" xlink:title="Normal.dotm" xlink:href=""/>
  </office:meta>
</office:document-meta>
</file>